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1.938cm" fo:min-width="1.688cm"/>
    </style:style>
    <style:style style:name="gr2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2.079cm"/>
    </style:style>
    <style:style style:name="gr3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2.412cm"/>
    </style:style>
    <style:style style:name="gr4" style:family="graphic" style:parent-style-name="standard">
      <style:graphic-properties draw:stroke="none" draw:fill-color="#ffb66c" draw:textarea-horizontal-align="justify" draw:textarea-vertical-align="middle" draw:auto-grow-height="false" fo:min-height="1.039cm" fo:min-width="2.079cm"/>
    </style:style>
    <style:style style:name="gr5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3.71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2.4cm"/>
    </style:style>
    <style:style style:name="gr7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3.689cm"/>
    </style:style>
    <style:style style:name="gr8" style:family="graphic" style:parent-style-name="standard">
      <style:graphic-properties draw:stroke="none" draw:fill-color="#ffb66c" draw:textarea-horizontal-align="justify" draw:textarea-vertical-align="middle" draw:auto-grow-height="false" fo:min-height="1.123cm" fo:min-width="3.783cm"/>
    </style:style>
    <style:style style:name="gr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657cm" fo:min-width="3.46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658cm" fo:min-width="3.46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598cm" fo:min-width="3.46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715cm" fo:min-width="3.464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7.984cm" fo:min-width="7.8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48cm" fo:min-width="3.464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597cm" fo:min-width="3.464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0.655cm" fo:min-width="3.464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12.162cm" fo:min-width="7.82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14.661cm" fo:min-width="7.815cm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75cm" fo:min-width="3.675cm"/>
    </style:style>
    <style:style style:name="gr2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5.49cm" fo:min-width="7.695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5.521cm" fo:min-width="6.58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5.296cm" fo:min-width="7.815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9.683cm" fo:min-width="7.815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8.05cm" fo:min-width="7.815cm" fo:padding-top="0.142cm" fo:padding-bottom="0.142cm" fo:padding-left="0.267cm" fo:padding-right="0.267cm"/>
    </style:style>
    <style:style style:name="gr2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6" style:family="graphic" style:parent-style-name="objectwithoutfill">
      <style:graphic-properties draw:stroke="dash" draw:stroke-dash="Fine_20_Dashed" svg:stroke-color="#ff8000" draw:marker-end="Arrow" draw:marker-end-width="0.3cm" draw:fill="solid" draw:textarea-vertical-align="middle"/>
    </style:style>
    <style:style style:name="gr27" style:family="graphic" style:parent-style-name="objectwithoutfill">
      <style:graphic-properties draw:stroke="dash" draw:stroke-dash="Ultrafine_20_Dashed" svg:stroke-color="#ff8000" draw:marker-end="Arrow" draw:marker-end-width="0.3cm" draw:fill="solid" draw:textarea-vertical-align="middle"/>
    </style:style>
    <style:style style:name="gr28" style:family="graphic" style:parent-style-name="standard">
      <style:graphic-properties draw:stroke="none" draw:fill="none" draw:textarea-horizontal-align="justify" draw:textarea-vertical-align="middle" draw:auto-grow-height="false" fo:min-height="0.28cm" fo:min-width="3.167cm"/>
    </style:style>
    <style:style style:name="gr29" style:family="graphic" style:parent-style-name="objectwithoutfill">
      <style:graphic-properties draw:stroke="solid" draw:stroke-dash="Ultrafine_20_Dashed" svg:stroke-color="#ff0000" draw:marker-end="Arrow" draw:marker-end-width="0.3cm" draw:fill="solid" draw:textarea-vertical-align="middle"/>
    </style:style>
    <style:style style:name="gr30" style:family="graphic" style:parent-style-name="standard">
      <style:graphic-properties draw:fill-color="#dee6ef" draw:textarea-horizontal-align="justify" draw:textarea-vertical-align="top" draw:auto-grow-height="false" fo:min-height="5.053cm" fo:min-width="10.703cm"/>
    </style:style>
    <style:style style:name="gr31" style:family="graphic" style:parent-style-name="standard">
      <style:graphic-properties draw:fill-color="#dee6ef" draw:textarea-horizontal-align="justify" draw:textarea-vertical-align="top" draw:auto-grow-height="false" fo:min-height="4.883cm" fo:min-width="16.577cm"/>
    </style:style>
    <style:style style:name="gr3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3.519cm" fo:min-width="7.815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3.865cm" fo:min-width="7.815cm" fo:padding-top="0.142cm" fo:padding-bottom="0.142cm" fo:padding-left="0.267cm" fo:padding-right="0.267cm"/>
    </style:style>
    <style:style style:name="gr34" style:family="graphic" style:parent-style-name="objectwithoutfill">
      <style:graphic-properties draw:stroke="dash" draw:stroke-dash="Ultrafine_20_Dashed" svg:stroke-color="#ff0000" draw:marker-end="Arrow" draw:marker-end-width="0.3cm" draw:fill="solid" draw:textarea-vertical-align="middle"/>
    </style:style>
    <style:style style:name="gr3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top" draw:auto-grow-height="false" fo:min-height="3.942cm" fo:min-width="7.81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b66c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376cm" svg:height="4.376cm" svg:x="1cm" svg:y="1cm">
          <text:p text:style-name="P1">CONFRONT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376cm" svg:height="4.376cm" svg:x="27.512cm" svg:y="1cm">
          <text:p text:style-name="P1">ÉCONOMI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376cm" svg:height="4.376cm" svg:x="54.024cm" svg:y="1cm">
          <text:p text:style-name="P1">EXPLO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645cm" svg:height="1.941cm" svg:x="1cm" svg:y="5.997cm">
          <text:p text:style-name="P1">COMB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116cm" svg:height="1.941cm" svg:x="6.292cm" svg:y="5.998cm">
          <text:p text:style-name="P1">MONST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645cm" svg:height="1.823cm" svg:x="12.433cm" svg:y="6.008cm">
          <text:p text:style-name="P1">JOU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954cm" svg:height="1.941cm" svg:x="51.446cm" svg:y="5.939cm">
          <text:p text:style-name="P1">EXPLO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1cm" svg:height="1.941cm" svg:x="29.002cm" svg:y="5.997cm">
          <text:p text:style-name="P1">BOUTIQ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923cm" svg:height="1.941cm" svg:x="20.712cm" svg:y="5.996cm">
          <text:p text:style-name="P1">RÉCOMPEN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057cm" svg:height="1.941cm" svg:x="41.567cm" svg:y="5.937cm">
          <text:p text:style-name="P1">PERSONN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998cm" svg:height="0.941cm" svg:x="1cm" svg:y="9.172cm">
          <text:p text:style-name="P4"><text:span text:style-name="T1">BOS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98cm" svg:height="0.942cm" svg:x="12.113cm" svg:y="9.23cm">
          <text:p text:style-name="P4"><text:span text:style-name="T1">JOUEUR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98cm" svg:height="0.882cm" svg:x="6.115cm" svg:y="9.173cm">
          <text:p text:style-name="P4"><text:span text:style-name="T1">RAT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998cm" svg:height="0.999cm" svg:x="22.049cm" svg:y="9.173cm">
          <text:p text:style-name="P4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6" draw:id="id6" draw:layer="layout" svg:width="8.374cm" svg:height="8.268cm" svg:x="24.053cm" svg:y="38.828cm">
          <text:p text:style-name="P4"><text:span text:style-name="T1">BOUTIQUE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ListObjets</text:span></text:p>
          <text:p text:style-name="P4"><text:span text:style-name="T1"><text:tab/></text:span><text:span text:style-name="T1">[n]int ListQuantité</text:span></text:p>
          <text:p text:style-name="P6"><text:span text:style-name="T2"><text:tab/></text:span><text:span text:style-name="T1">ajoutItem()</text:span></text:p>
          <text:p text:style-name="P4"><text:span text:style-name="T1"><text:tab/></text:span><text:span text:style-name="T1">retraitItem()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affBoutique()</text:span></text:p>
          <text:p text:style-name="P6"><text:span text:style-name="T2"><text:tab/></text:span><text:span text:style-name="T2">vente()</text:span></text:p>
          <text:p text:style-name="P6"><text:span text:style-name="T2"><text:tab/></text:span><text:span text:style-name="T2">acha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998cm" svg:height="0.764cm" svg:x="41.393cm" svg:y="9.114cm">
          <text:p text:style-name="P4"><text:span text:style-name="T1">VENDEU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998cm" svg:height="0.881cm" svg:x="35.573cm" svg:y="9.114cm">
          <text:p text:style-name="P4"><text:span text:style-name="T1">GARD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998cm" svg:height="0.939cm" svg:x="48.626cm" svg:y="9.115cm">
          <text:p text:style-name="P4"><text:span text:style-name="T1">PORCELAINE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98cm" svg:height="0.882cm" svg:x="53.505cm" svg:y="9.114cm">
          <text:p text:style-name="P4"><text:span text:style-name="T1">PORTE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5" xml:id="id5" draw:id="id5" draw:layer="layout" svg:width="8.36cm" svg:height="12.446cm" svg:x="18.76cm" svg:y="51.118cm">
          <text:p text:style-name="P4"><text:span text:style-name="T1">OBJET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char nom</text:span></text:p>
          <text:p text:style-name="P4"><text:span text:style-name="T1"><text:tab/></text:span><text:span text:style-name="T1">int prix</text:span></text:p>
          <text:p text:style-name="P4"><text:span text:style-name="T1"><text:tab/></text:span><text:span text:style-name="T1">int Portée </text:span></text:p>
          <text:p text:style-name="P4"><text:span text:style-name="T1"><text:tab/></text:span><text:span text:style-name="T1">int Délais </text:span></text:p>
          <text:p text:style-name="P4"><text:span text:style-name="T1"><text:tab/></text:span><text:span text:style-name="T1">int Munitions </text:span></text:p>
          <text:p text:style-name="P4"><text:span text:style-name="T1"><text:tab/></text:span><text:span text:style-name="T1">(int,int) Direction </text:span></text:p>
          <text:p text:style-name="P4"><text:span text:style-name="T1"><text:tab/></text:span><text:span text:style-name="T1">int Latence</text:span></text:p>
          <text:p text:style-name="P4"><text:span text:style-name="T1"><text:tab/></text:span><text:span text:style-name="T1">int Dégâts </text:span></text:p>
          <text:p text:style-name="P4"><text:span text:style-name="T1"><text:tab/></text:span><text:span text:style-name="T1">int PvModifier </text:span></text:p>
          <text:p text:style-name="P4"><text:span text:style-name="T1"><text:tab/></text:span><text:span text:style-name="T1">int ManaModifier </text:span></text:p>
          <text:p text:style-name="P4"><text:span text:style-name="T1"><text:tab/></text:span><text:span text:style-name="T1">int PoiseModifier </text:span></text:p>
          <text:p text:style-name="P4"><text:span text:style-name="T1"><text:tab/></text:span><text:span text:style-name="T1">int SpeedModifier </text:span></text:p>
          <text:p text:style-name="P4"><text:span text:style-name="T1"><text:tab/></text:span><text:span text:style-name="T1">char animAttaque</text:span></text:p>
          <text:p text:style-name="P4"><text:span text:style-name="T1"><text:tab/></text:span><text:span text:style-name="T1">char animZone</text:span></text:p>
          <text:p text:style-name="P4"><text:span text:style-name="T1">Public</text:span></text:p>
          <text:p text:style-name="P4"><text:span text:style-name="T1"><text:tab/></text:span><text:span text:style-name="T1">afficherPrixStat()</text:span></text:p>
          <text:p text:style-name="P4"><text:span text:style-name="T1"><text:tab/></text:span><text:span text:style-name="T1">SetterGetters()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" draw:id="id1" draw:layer="layout" svg:width="8.349cm" svg:height="14.945cm" svg:x="2.097cm" svg:y="17.955cm">
          <text:p text:style-name="P4"><text:span text:style-name="T1">ENTITÉS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int Pv</text:span></text:p>
          <text:p text:style-name="P4"><text:span text:style-name="T1"><text:tab/></text:span><text:span text:style-name="T1">int PvMax</text:span></text:p>
          <text:p text:style-name="P4"><text:span text:style-name="T1"><text:tab/></text:span><text:span text:style-name="T1">int Mana</text:span></text:p>
          <text:p text:style-name="P4"><text:span text:style-name="T1"><text:tab/></text:span><text:span text:style-name="T1">int ManaMax </text:span></text:p>
          <text:p text:style-name="P4"><text:span text:style-name="T1"><text:tab/></text:span><text:span text:style-name="T1">int Vitesse </text:span></text:p>
          <text:p text:style-name="P4"><text:span text:style-name="T1"><text:tab/></text:span><text:span text:style-name="T1">int Poise </text:span></text:p>
          <text:p text:style-name="P4"><text:span text:style-name="T1"><text:tab/></text:span><text:span text:style-name="T1">char asset</text:span></text:p>
          <text:p text:style-name="P4"><text:span text:style-name="T1"><text:tab/></text:span><text:span text:style-name="T1">char animIdle </text:span></text:p>
          <text:p text:style-name="P4"><text:span text:style-name="T1"><text:tab/></text:span><text:span text:style-name="T1">[3]char animMvt </text:span></text:p>
          <text:p text:style-name="P6"><text:span text:style-name="T2"><text:tab/></text:span><text:span text:style-name="T1">char animAction </text:span></text:p>
          <text:p text:style-name="P4"><text:span text:style-name="T2"><text:tab/></text:span><text:span text:style-name="T1">char animDeath </text:span></text:p>
          <text:p text:style-name="P4"><text:span text:style-name="T1"><text:tab/></text:span></text:p>
          <text:p text:style-name="P4"><text:span text:style-name="T1"><text:tab/></text:span><text:span text:style-name="T1">stun(duration)</text:span></text:p>
          <text:p text:style-name="P4"><text:span text:style-name="T1"/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blessureSubie(objet)</text:span></text:p>
          <text:p text:style-name="P4"><text:span text:style-name="T1"><text:tab/></text:span><text:span text:style-name="T1">déplacement(dir)</text:span></text:p>
          <text:p text:style-name="P4"><text:span text:style-name="T1"><text:tab/></text:span><text:span text:style-name="T1">update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175cm" svg:height="1cm" svg:x="11.072cm" svg:y="14.254cm">
          <text:p text:style-name="P1">CLASSES</text:p>
          <draw:enhanced-geometry svg:viewBox="0 0 21600 21600" draw:type="rectangle" draw:enhanced-path="M 0 0 L 21600 0 21600 21600 0 21600 0 0 Z N"/>
        </draw:custom-shape>
        <draw:custom-shape draw:style-name="gr20" draw:text-style-name="P5" xml:id="id7" draw:id="id7" draw:layer="layout" svg:width="8.229cm" svg:height="5.774cm" svg:x="41.677cm" svg:y="20.374cm">
          <text:p text:style-name="P4"><text:span text:style-name="T1">ÉVÉNEMENT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char Asset</text:span></text:p>
          <text:p text:style-name="P4"><text:span text:style-name="T1"><text:tab/></text:span><text:span text:style-name="T1">char Animation</text:span></text:p>
          <text:p text:style-name="P4"><text:span text:style-name="T1"><text:tab/></text:span><text:span text:style-name="T1">dialogue dialogue</text:span></text:p>
          <text:p text:style-name="P4"><text:span text:style-name="T1">Public</text:span></text:p>
          <text:p text:style-name="P4"><text:span text:style-name="T1"><text:tab/></text:span><text:span text:style-name="T1">interaction()</text:span></text:p>
          <text:p text:style-name="P4"><text:span text:style-name="T1"><text:tab/></text:span></text:p>
          <text:p text:style-name="P4"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8" draw:id="id8" draw:layer="layout" svg:width="7.114cm" svg:height="5.805cm" svg:x="42.234cm" svg:y="36.93cm">
          <text:p text:style-name="P4"><text:span text:style-name="T1">DIALOGUE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char dialogue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affdialogue()</text:span></text:p>
          <text:p text:style-name="P4"><text:span text:style-name="T1"><text:tab/></text:span><text:span text:style-name="T1">passerdialogue()</text:span></text:p>
          <text:p text:style-name="P4"><text:span text:style-name="T1"><text:tab/></text:span><text:span text:style-name="T1">quitterdialogue()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5" xml:id="id3" draw:id="id3" draw:layer="layout" svg:width="8.349cm" svg:height="5.58cm" svg:x="13.921cm" svg:y="17.969cm">
          <text:p text:style-name="P4"><text:span text:style-name="T1">ENTITÉ-BOSS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Compétences</text:span></text:p>
          <text:p text:style-name="P4"><text:span text:style-name="T1"><text:tab/></text:span><text:span text:style-name="T1">attaque()</text:span></text:p>
          <text:p text:style-name="P4"><text:span text:style-name="T1"><text:tab/></text:span><text:span text:style-name="T1">mortVictoire()</text:span></text:p>
          <text:p text:style-name="P4"><text:span text:style-name="T1"><text:tab/></text:span><text:span text:style-name="T1">amelioration()</text:span></text:p>
          <text:p text:style-name="P4"><text:span text:style-name="T1"/></text:p>
          <text:p text:style-name="P4"><text:span text:style-name="T1">Public</text:span></text:p>
          <text:p text:style-name="P4"><text:span text:style-name="T1"/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5" xml:id="id2" draw:id="id2" draw:layer="layout" svg:width="8.349cm" svg:height="9.967cm" svg:x="13.873cm" svg:y="27.027cm">
          <text:p text:style-name="P4"><text:span text:style-name="T1">ENTITÉ-JOUEUR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inventaire</text:span></text:p>
          <text:p text:style-name="P4"><text:span text:style-name="T1"><text:tab/></text:span><text:span text:style-name="T1">objet arme</text:span></text:p>
          <text:p text:style-name="P4"><text:span text:style-name="T1"><text:tab/></text:span><text:span text:style-name="T1">regeneration()</text:span></text:p>
          <text:p text:style-name="P4"><text:span text:style-name="T1"><text:tab/></text:span><text:span text:style-name="T1">mortEchec()</text:span></text:p>
          <text:p text:style-name="P4"><text:span text:style-name="T1"/></text:p>
          <text:p text:style-name="P4"><text:span text:style-name="T1">Public</text:span></text:p>
          <text:p text:style-name="P4"><text:span text:style-name="T1"/></text:p>
          <text:p text:style-name="P4"><text:span text:style-name="T1"><text:tab/></text:span><text:span text:style-name="T1">ouvrirInventaire()</text:span></text:p>
          <text:p text:style-name="P4"><text:span text:style-name="T1"><text:tab/></text:span><text:span text:style-name="T1">acquisition d’or()</text:span><text:span text:style-name="T1"><text:tab/></text:span></text:p>
          <text:p text:style-name="P4"><text:span text:style-name="T1"><text:tab/></text:span><text:span text:style-name="T1">attaque()</text:span></text:p>
          <text:p text:style-name="P4"><text:span text:style-name="T1"><text:tab/></text:span><text:span text:style-name="T1">pouvoir()</text:span></text:p>
          <text:p text:style-name="P4"><text:span text:style-name="T1"><text:tab/></text:span><text:span text:style-name="T1">dash()</text:span></text:p>
          <text:p text:style-name="P4"><text:span text:style-name="T1"><text:tab/></text:span><text:span text:style-name="T1">changementArme()</text:span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4" draw:text-style-name="P5" xml:id="id4" draw:id="id4" draw:layer="layout" svg:width="8.349cm" svg:height="8.334cm" svg:x="13.849cm" svg:y="38.781cm">
          <text:p text:style-name="P4"><text:span text:style-name="T1">INVENTAIRE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[n]objet contenu </text:span></text:p>
          <text:p text:style-name="P4"><text:span text:style-name="T1"><text:tab/></text:span><text:span text:style-name="T1">int monnaie </text:span></text:p>
          <text:p text:style-name="P4"><text:span text:style-name="T1"><text:tab/></text:span><text:span text:style-name="T1">équipement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navigation()</text:span></text:p>
          <text:p text:style-name="P4"><text:span text:style-name="T1"><text:tab/></text:span><text:span text:style-name="T1">affichInventaire()</text:span></text:p>
          <text:p text:style-name="P4"><text:span text:style-name="T1"><text:tab/></text:span><text:span text:style-name="T1">ajoutItem()</text:span></text:p>
          <text:p text:style-name="P4"><text:span text:style-name="T1"><text:tab/></text:span><text:span text:style-name="T1">retraitItem()</text:span></text:p>
          <text:p text:style-name="P4"><text:span text:style-name="T1"><text:tab/></text:span></text:p>
          <text:p text:style-name="P4"><text:span text:style-name="T1"><text:tab/>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8" draw:layer="layout" svg:x1="10.446cm" svg:y1="25.427cm" svg:x2="18.047cm" svg:y2="27.027cm" draw:start-shape="id1" draw:start-glue-point="1" draw:end-shape="id2" draw:end-glue-point="0" svg:d="M10446 25427h7601v1600" svg:viewBox="0 0 7602 1601">
          <text:p/>
        </draw:connector>
        <draw:connector draw:style-name="gr25" draw:text-style-name="P8" draw:layer="layout" svg:x1="10.446cm" svg:y1="25.427cm" svg:x2="18.095cm" svg:y2="23.549cm" draw:start-shape="id1" draw:start-glue-point="1" draw:end-shape="id3" draw:end-glue-point="2" svg:d="M10446 25427h7649v-1878" svg:viewBox="0 0 7650 1879">
          <text:p/>
        </draw:connector>
        <draw:connector draw:style-name="gr26" draw:text-style-name="P8" draw:layer="layout" svg:x1="18.047cm" svg:y1="36.994cm" svg:x2="18.023cm" svg:y2="38.781cm" draw:start-shape="id2" draw:start-glue-point="2" draw:end-shape="id4" draw:end-glue-point="0" svg:d="M18047 36994v893h-24v894" svg:viewBox="0 0 25 1788">
          <text:p/>
        </draw:connector>
        <draw:connector draw:style-name="gr26" draw:text-style-name="P8" draw:layer="layout" svg:x1="18.023cm" svg:y1="47.115cm" svg:x2="22.94cm" svg:y2="51.118cm" draw:start-shape="id4" draw:start-glue-point="2" draw:end-shape="id5" draw:end-glue-point="0" svg:d="M18023 47115v2002h4917v2001" svg:viewBox="0 0 4918 4004">
          <text:p/>
        </draw:connector>
        <draw:connector draw:style-name="gr26" draw:text-style-name="P8" draw:layer="layout" draw:line-skew="-6.121cm" svg:x1="18.047cm" svg:y1="36.994cm" svg:x2="22.94cm" svg:y2="51.118cm" draw:start-shape="id2" draw:start-glue-point="2" draw:end-shape="id5" draw:end-glue-point="0" svg:d="M18047 36994v941h4893v13183" svg:viewBox="0 0 4894 14125">
          <text:p/>
        </draw:connector>
        <draw:line draw:style-name="gr27" draw:text-style-name="P8" draw:layer="layout" svg:x1="1cm" svg:y1="14.48cm" svg:x2="4.138cm" svg:y2="14.48cm">
          <text:p/>
        </draw:line>
        <draw:custom-shape draw:style-name="gr28" draw:text-style-name="P7" draw:layer="layout" svg:width="3.667cm" svg:height="0.53cm" svg:x="1cm" svg:y="13.566cm">
          <text:p text:style-name="P1">lien</text:p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cm" svg:y1="15.95cm" svg:x2="4.138cm" svg:y2="15.95cm">
          <text:p/>
        </draw:line>
        <draw:custom-shape draw:style-name="gr28" draw:text-style-name="P7" draw:layer="layout" svg:width="3.667cm" svg:height="0.53cm" svg:x="1cm" svg:y="15.036cm">
          <text:p text:style-name="P1">héritage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1.203cm" svg:height="5.303cm" svg:x="43.456cm" svg:y="10.904cm">
          <text:p text:style-name="P9"><text:span text:style-name="T1">Resolution d’attaque :</text:span></text:p>
          <text:p text:style-name="P9"><text:span text:style-name="T1">Affichage de la zone,</text:span></text:p>
          <text:p text:style-name="P9"><text:span text:style-name="T1">Délais</text:span></text:p>
          <text:p text:style-name="P9"><text:span text:style-name="T1">Animation d’attaque synchro activation d’overlap</text:span></text:p>
          <text:p text:style-name="P9"><text:span text:style-name="T1"/></text:p>
          <text:p text:style-name="P9"><text:span text:style-name="T1">//update des overlap</text:span></text:p>
          <text:p text:style-name="P9"><text:span text:style-name="T1">Resolution d’overlap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7.077cm" svg:height="5.133cm" svg:x="54.414cm" svg:y="10.798cm">
          <text:p text:style-name="P9"><text:span text:style-name="T1">A l’ouverture de l’inventaire, </text:span></text:p>
          <text:p text:style-name="P9"><text:span text:style-name="T1">le jeu est immobilisé(ou pas)</text:span></text:p>
          <text:p text:style-name="P9"><text:span text:style-name="T1">le personnage est immobilisé</text:span></text:p>
          <text:p text:style-name="P9"><text:span text:style-name="T1">Une boucle While s’ouvre, elle se ferme avec le </text:span></text:p>
          <text:p text:style-name="P9"><text:span text:style-name="T1">Choix d’un objet avec « entree »</text:span></text:p>
          <text:p text:style-name="P9"><text:span text:style-name="T1">Ou se ferme avec la touche « echap »</text:span></text:p>
          <text:p text:style-name="P9"><text:span text:style-name="T1"/></text:p>
          <text:p text:style-name="P9"><text:span text:style-name="T1">Faire une deuxième scène qui sera active en même temps que la première.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28.24cm" svg:y1="47.096cm" svg:x2="22.94cm" svg:y2="51.118cm" draw:start-shape="id6" draw:start-glue-point="2" draw:end-shape="id5" draw:end-glue-point="0" svg:d="M28240 47096v2011h-5300v2011" svg:viewBox="0 0 5301 4023">
          <text:p/>
        </draw:connector>
        <draw:connector draw:style-name="gr26" draw:text-style-name="P8" draw:layer="layout" svg:x1="45.791cm" svg:y1="26.148cm" svg:x2="45.791cm" svg:y2="36.93cm" draw:start-shape="id7" draw:start-glue-point="2" draw:end-shape="id8" draw:end-glue-point="0" svg:d="M45791 26148v10782" svg:viewBox="0 0 1 10783">
          <text:p/>
        </draw:connector>
        <draw:custom-shape draw:style-name="gr32" draw:text-style-name="P5" xml:id="id9" draw:id="id9" draw:layer="layout" svg:width="8.349cm" svg:height="3.803cm" svg:x="24.057cm" svg:y="17.924cm">
          <text:p text:style-name="P4"><text:span text:style-name="T1">ENTITÉ-RAT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mort()</text:span></text:p>
          <text:p text:style-name="P4"><text:span text:style-name="T1">Public</text:span></text:p>
          <text:p text:style-name="P4"><text:span text:style-name="T1"><text:tab/></text:span><text:span text:style-name="T1">update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10.446cm" svg:y1="25.427cm" svg:x2="28.231cm" svg:y2="21.727cm" draw:start-shape="id1" draw:start-glue-point="1" draw:end-shape="id9" draw:end-glue-point="2" svg:d="M10446 25427h17785v-3700" svg:viewBox="0 0 17786 3701">
          <text:p/>
        </draw:connector>
        <draw:custom-shape draw:style-name="gr33" draw:text-style-name="P5" xml:id="id10" draw:id="id10" draw:layer="layout" svg:width="8.349cm" svg:height="4.149cm" svg:x="33.088cm" svg:y="27.093cm">
          <text:p text:style-name="P4"><text:span text:style-name="T1">ENTITÉ-GARDE</text:span></text:p>
          <text:p text:style-name="P4"><text:span text:style-name="T1"/></text:p>
          <text:p text:style-name="P4"><text:span text:style-name="T1">Private</text:span></text:p>
          <text:p text:style-name="P4"><text:span text:style-name="T1"/></text:p>
          <text:p text:style-name="P4"><text:span text:style-name="T1">Public</text:span></text:p>
          <text:p text:style-name="P4"><text:span text:style-name="T1"><text:tab/></text:span><text:span text:style-name="T1">interaction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34" draw:text-style-name="P8" draw:layer="layout" svg:x1="10.446cm" svg:y1="25.427cm" svg:x2="37.262cm" svg:y2="27.093cm" draw:start-shape="id1" draw:start-glue-point="1" draw:end-shape="id10" draw:end-glue-point="0" svg:d="M10446 25427h26816v1666" svg:viewBox="0 0 26817 1667">
          <text:p/>
        </draw:connector>
        <draw:connector draw:style-name="gr26" draw:text-style-name="P8" draw:layer="layout" svg:x1="41.437cm" svg:y1="29.167cm" svg:x2="45.791cm" svg:y2="36.93cm" draw:start-shape="id10" draw:start-glue-point="1" draw:end-shape="id8" draw:end-glue-point="0" svg:d="M41437 29167h4354v7763" svg:viewBox="0 0 4355 7764">
          <text:p/>
        </draw:connector>
        <draw:custom-shape draw:style-name="gr35" draw:text-style-name="P5" xml:id="id11" draw:id="id11" draw:layer="layout" svg:width="8.349cm" svg:height="4.226cm" svg:x="24.055cm" svg:y="27.041cm">
          <text:p text:style-name="P4"><text:span text:style-name="T1">ENTITÉ-MARCHAND</text:span></text:p>
          <text:p text:style-name="P4"><text:span text:style-name="T1"/></text:p>
          <text:p text:style-name="P4"><text:span text:style-name="T1">Private</text:span></text:p>
          <text:p text:style-name="P4"><text:span text:style-name="T1"><text:tab/></text:span><text:span text:style-name="T1">mort()</text:span></text:p>
          <text:p text:style-name="P4"><text:span text:style-name="T1">Public</text:span></text:p>
          <text:p text:style-name="P4"><text:span text:style-name="T1"><text:tab/></text:span><text:span text:style-name="T1">interaction()</text:span></text:p>
          <text:p text:style-name="P4"><text:span text:style-name="T1"><text:tab/></text:span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28.229cm" svg:y1="31.267cm" svg:x2="45.791cm" svg:y2="36.93cm" draw:start-shape="id11" draw:start-glue-point="2" draw:end-shape="id8" draw:end-glue-point="0" svg:d="M28229 31267v2831h17562v2832" svg:viewBox="0 0 17563 5664">
          <text:p/>
        </draw:connector>
        <draw:connector draw:style-name="gr26" draw:text-style-name="P8" draw:layer="layout" svg:x1="28.229cm" svg:y1="31.267cm" svg:x2="28.24cm" svg:y2="38.828cm" draw:start-shape="id11" draw:start-glue-point="2" draw:end-shape="id6" draw:end-glue-point="0" svg:d="M28229 31267v3781h11v3780" svg:viewBox="0 0 12 7562">
          <text:p/>
        </draw:connector>
        <draw:connector draw:style-name="gr25" draw:text-style-name="P8" draw:layer="layout" svg:x1="10.446cm" svg:y1="25.427cm" svg:x2="28.229cm" svg:y2="27.041cm" draw:start-shape="id1" draw:start-glue-point="1" draw:end-shape="id11" draw:end-glue-point="0" svg:d="M10446 25427h17783v1614" svg:viewBox="0 0 17784 1615">
          <text:p/>
        </draw:connector>
        <draw:connector draw:style-name="gr26" draw:text-style-name="P8" draw:layer="layout" svg:x1="32.406cm" svg:y1="19.825cm" svg:x2="45.791cm" svg:y2="20.374cm" draw:start-shape="id9" draw:start-glue-point="1" draw:end-shape="id7" draw:end-glue-point="0" svg:d="M32406 19825h13385v549" svg:viewBox="0 0 13386 550">
          <text:p/>
        </draw:connector>
        <draw:connector draw:style-name="gr26" draw:text-style-name="P8" draw:layer="layout" svg:x1="18.095cm" svg:y1="17.969cm" svg:x2="45.791cm" svg:y2="20.374cm" draw:start-shape="id3" draw:start-glue-point="0" draw:end-shape="id7" draw:end-glue-point="0" svg:d="M18095 17969v-518h27696v2923" svg:viewBox="0 0 27697 292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3T11:05:32.910000000</meta:creation-date>
    <dc:date>2020-04-14T21:38:59.079000000</dc:date>
    <meta:editing-duration>PT6H36M2S</meta:editing-duration>
    <meta:editing-cycles>4</meta:editing-cycles>
    <meta:generator>LibreOffice/6.3.2.2$Windows_X86_64 LibreOffice_project/98b30e735bda24bc04ab42594c85f7fd8be07b9c</meta:generator>
    <meta:document-statistic meta:object-count="51"/>
  </office:meta>
</office:document-meta>
</file>